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748cm" table:align="left"/>
    </style:style>
    <style:style style:name="Tabell2.A" style:family="table-column">
      <style:table-column-properties style:column-width="7.038cm"/>
    </style:style>
    <style:style style:name="Tabell2.B" style:family="table-column">
      <style:table-column-properties style:column-width="2.275cm"/>
    </style:style>
    <style:style style:name="Tabell2.C" style:family="table-column">
      <style:table-column-properties style:column-width="2.064cm"/>
    </style:style>
    <style:style style:name="Tabell2.D" style:family="table-column">
      <style:table-column-properties style:column-width="3.096cm"/>
    </style:style>
    <style:style style:name="Tabell2.A1" style:family="table-cell">
      <style:table-cell-properties fo:background-color="#0099ff" fo:padding="0.097cm" fo:border-left="0.002cm solid #000000" fo:border-right="none" fo:border-top="0.002cm solid #000000" fo:border-bottom="0.002cm solid #000000">
        <style:background-image/>
      </style:table-cell-properties>
    </style:style>
    <style:style style:name="Tabell2.E1" style:family="table-cell">
      <style:table-cell-properties fo:background-color="#0099ff" fo:padding="0.097cm" fo:border="0.002cm solid #000000">
        <style:background-image/>
      </style:table-cell-properties>
    </style:style>
    <style:style style:name="Tabell2.A2" style:family="table-cell">
      <style:table-cell-properties fo:background-color="#ffff00" fo:padding="0.097cm" fo:border-left="0.002cm solid #000000" fo:border-right="none" fo:border-top="none" fo:border-bottom="0.002cm solid #000000">
        <style:background-image/>
      </style:table-cell-properties>
    </style:style>
    <style:style style:name="Tabell2.B2" style:family="table-cell" style:data-style-name="N0">
      <style:table-cell-properties fo:background-color="#ffff00" fo:padding="0.097cm" fo:border-left="0.002cm solid #000000" fo:border-right="none" fo:border-top="none" fo:border-bottom="0.002cm solid #000000">
        <style:background-image/>
      </style:table-cell-properties>
    </style:style>
    <style:style style:name="Tabell2.E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2.A3" style:family="table-cell">
      <style:table-cell-properties fo:background-color="#00ff00" fo:padding="0.097cm" fo:border-left="0.002cm solid #000000" fo:border-right="none" fo:border-top="none" fo:border-bottom="0.002cm solid #000000">
        <style:background-image/>
      </style:table-cell-properties>
    </style:style>
    <style:style style:name="Tabell2.B3" style:family="table-cell" style:data-style-name="N0">
      <style:table-cell-properties fo:background-color="#00ff00" fo:padding="0.097cm" fo:border-left="0.002cm solid #000000" fo:border-right="none" fo:border-top="none" fo:border-bottom="0.002cm solid #000000">
        <style:background-image/>
      </style:table-cell-properties>
    </style:style>
    <style:style style:name="Tabell2.E3" style:family="table-cell">
      <style:table-cell-properties fo:background-color="#00ff00" fo:padding="0.097cm" fo:border-left="0.002cm solid #000000" fo:border-right="0.002cm solid #000000" fo:border-top="none" fo:border-bottom="0.002cm solid #000000">
        <style:background-image/>
      </style:table-cell-properties>
    </style:style>
    <style:style style:name="Tabell2.A6" style:family="table-cell">
      <style:table-cell-properties fo:background-color="#e6e64c" fo:padding="0.097cm" fo:border-left="0.002cm solid #000000" fo:border-right="none" fo:border-top="none" fo:border-bottom="0.002cm solid #000000">
        <style:background-image/>
      </style:table-cell-properties>
    </style:style>
    <style:style style:name="Tabell2.B6" style:family="table-cell" style:data-style-name="N0">
      <style:table-cell-properties fo:background-color="#e6e64c" fo:padding="0.097cm" fo:border-left="0.002cm solid #000000" fo:border-right="none" fo:border-top="none" fo:border-bottom="0.002cm solid #000000">
        <style:background-image/>
      </style:table-cell-properties>
    </style:style>
    <style:style style:name="Tabell2.E6" style:family="table-cell">
      <style:table-cell-properties fo:background-color="#e6e64c" fo:padding="0.097cm" fo:border-left="0.002cm solid #000000" fo:border-right="0.002cm solid #000000" fo:border-top="none" fo:border-bottom="0.002cm solid #000000">
        <style:background-image/>
      </style:table-cell-properties>
    </style:style>
    <style:style style:name="Tabell1" style:family="table">
      <style:table-properties style:width="16.999cm" table:align="margins"/>
    </style:style>
    <style:style style:name="Tabell1.A" style:family="table-column">
      <style:table-column-properties style:column-width="16.999cm" style:rel-column-width="65535*"/>
    </style:style>
    <style:style style:name="Tabell1.A1" style:family="table-cell">
      <style:table-cell-properties fo:padding="0.097cm" fo:border="0.002cm solid #000000"/>
    </style:style>
    <style:style style:name="P1" style:family="paragraph" style:parent-style-name="Standard">
      <style:paragraph-properties fo:margin-left="0cm" fo:margin-right="0cm" style:line-height-at-least="0.635cm" fo:text-align="start" style:justify-single-word="false" fo:text-indent="0cm" style:auto-text-indent="false"/>
      <style:text-properties fo:font-variant="normal" fo:text-transform="none" fo:color="#333333" style:font-name="Times New Roman1" fo:font-size="12pt" fo:letter-spacing="normal" fo:font-style="normal" fo:font-weight="normal"/>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ravspecifikation</text:p>
      <text:p text:style-name="Standard"><text:span text:style-name="T3">Aktörer</text:span>:<text:line-break/>1. Spelaren<text:line-break/><text:tab/>-Spelaren är en person som vill ta sig till slutet av spelet och vinna.<text:line-break/><text:line-break/><text:span text:style-name="T3">Stödjande aktörer</text:span>:<text:line-break/>1. Actor<text:line-break/><text:tab/>-En datastyrd person som finns inne i spelet.<text:line-break/>2. Ledtråd<text:line-break/><text:tab/>-En ledtråd som finns i spelet.<text:line-break/>3. Blipper<text:line-break/><text:tab/>-En aparat som låter dig intervjua Actors angående vald ledtråd<text:line-break/><text:span text:style-name="T4">Funktionella krav</text:span>:<text:line-break/><text:line-break/><text:span text:style-name="T3">Användningsfall<text:line-break/></text:span><text:span text:style-name="T7">Spelaren</text:span></text:p>
      <table:table table:name="Tabell2" table:style-name="Tabell2">
        <table:table-column table:style-name="Tabell2.A"/>
        <table:table-column table:style-name="Tabell2.B"/>
        <table:table-column table:style-name="Tabell2.C"/>
        <table:table-column table:style-name="Tabell2.D"/>
        <table:table-column table:style-name="Tabell2.B"/>
        <table:table-row>
          <table:table-cell table:style-name="Tabell2.A1" office:value-type="string">
            <text:p text:style-name="P4">Krav:</text:p>
          </table:table-cell>
          <table:table-cell table:style-name="Tabell2.A1" office:value-type="string">
            <text:p text:style-name="Table_20_Contents">Prio : 0-10</text:p>
          </table:table-cell>
          <table:table-cell table:style-name="Tabell2.A1" office:value-type="string">
            <text:p text:style-name="Table_20_Contents">Risk: 0-10</text:p>
          </table:table-cell>
          <table:table-cell table:style-name="Tabell2.A1" office:value-type="string">
            <text:p text:style-name="Table_20_Contents">Kopping till BK</text:p>
          </table:table-cell>
          <table:table-cell table:style-name="Tabell2.E1" office:value-type="string">
            <text:p text:style-name="Table_20_Contents">Klar? </text:p>
          </table:table-cell>
        </table:table-row>
        <table:table-row>
          <table:table-cell table:style-name="Tabell2.A2" office:value-type="string">
            <text:p text:style-name="P4">AF1.1 – Starta spelet</text:p>
          </table:table-cell>
          <table:table-cell table:style-name="Tabell2.B2" office:value-type="float" office:value="10">
            <text:p text:style-name="Table_20_Contents">10</text:p>
          </table:table-cell>
          <table:table-cell table:style-name="Tabell2.B2" office:value-type="float" office:value="2">
            <text:p text:style-name="Table_20_Contents">2</text:p>
          </table:table-cell>
          <table:table-cell table:style-name="Tabell2.A2" office:value-type="string">
            <text:p text:style-name="Table_20_Contents">BK1</text:p>
          </table:table-cell>
          <table:table-cell table:style-name="Tabell2.E2" office:value-type="string">
            <text:p text:style-name="Table_20_Contents"/>
          </table:table-cell>
        </table:table-row>
        <table:table-row>
          <table:table-cell table:style-name="Tabell2.A3" office:value-type="string">
            <text:p text:style-name="P4">AF1.2 – Intervjua Actors</text:p>
          </table:table-cell>
          <table:table-cell table:style-name="Tabell2.B3" office:value-type="float" office:value="7">
            <text:p text:style-name="Table_20_Contents">7</text:p>
          </table:table-cell>
          <table:table-cell table:style-name="Tabell2.B3" office:value-type="float" office:value="8">
            <text:p text:style-name="Table_20_Contents">8</text:p>
          </table:table-cell>
          <table:table-cell table:style-name="Tabell2.A3" office:value-type="string">
            <text:p text:style-name="Table_20_Contents">BK2</text:p>
          </table:table-cell>
          <table:table-cell table:style-name="Tabell2.E3" office:value-type="string">
            <text:p text:style-name="Table_20_Contents">CHECK -1</text:p>
          </table:table-cell>
        </table:table-row>
        <table:table-row>
          <table:table-cell table:style-name="Tabell2.A3" office:value-type="string">
            <text:p text:style-name="P4">AF1.3 – Söka ledtrådar</text:p>
          </table:table-cell>
          <table:table-cell table:style-name="Tabell2.B3" office:value-type="float" office:value="5">
            <text:p text:style-name="Table_20_Contents">5</text:p>
          </table:table-cell>
          <table:table-cell table:style-name="Tabell2.B3" office:value-type="float" office:value="7">
            <text:p text:style-name="Table_20_Contents">7</text:p>
          </table:table-cell>
          <table:table-cell table:style-name="Tabell2.A3" office:value-type="string">
            <text:p text:style-name="Table_20_Contents">BK2</text:p>
          </table:table-cell>
          <table:table-cell table:style-name="Tabell2.E3" office:value-type="string">
            <text:p text:style-name="Table_20_Contents">Check</text:p>
          </table:table-cell>
        </table:table-row>
        <table:table-row>
          <table:table-cell table:style-name="Tabell2.A3" office:value-type="string">
            <text:p text:style-name="P4">AF1.3.2 – Använda Blippern</text:p>
          </table:table-cell>
          <table:table-cell table:style-name="Tabell2.B3" office:value-type="float" office:value="7">
            <text:p text:style-name="Table_20_Contents">7</text:p>
          </table:table-cell>
          <table:table-cell table:style-name="Tabell2.B3" office:value-type="float" office:value="8">
            <text:p text:style-name="Table_20_Contents">8</text:p>
          </table:table-cell>
          <table:table-cell table:style-name="Tabell2.A3" office:value-type="string">
            <text:p text:style-name="Table_20_Contents">BK2</text:p>
          </table:table-cell>
          <table:table-cell table:style-name="Tabell2.E3" office:value-type="string">
            <text:p text:style-name="Table_20_Contents">Check</text:p>
          </table:table-cell>
        </table:table-row>
        <table:table-row>
          <table:table-cell table:style-name="Tabell2.A6" office:value-type="string">
            <text:p text:style-name="P4">AF1.4 – Anteckna</text:p>
          </table:table-cell>
          <table:table-cell table:style-name="Tabell2.B6" office:value-type="float" office:value="4">
            <text:p text:style-name="Table_20_Contents">4</text:p>
          </table:table-cell>
          <table:table-cell table:style-name="Tabell2.B6" office:value-type="float" office:value="6">
            <text:p text:style-name="Table_20_Contents">6</text:p>
          </table:table-cell>
          <table:table-cell table:style-name="Tabell2.A6" office:value-type="string">
            <text:p text:style-name="Table_20_Contents">BK3</text:p>
          </table:table-cell>
          <table:table-cell table:style-name="Tabell2.E6" office:value-type="string">
            <text:p text:style-name="Table_20_Contents"/>
          </table:table-cell>
        </table:table-row>
        <table:table-row>
          <table:table-cell table:style-name="Tabell2.A6" office:value-type="string">
            <text:p text:style-name="P4">AF1.4.2- Ta bort Anteckningar</text:p>
          </table:table-cell>
          <table:table-cell table:style-name="Tabell2.B6" office:value-type="float" office:value="3">
            <text:p text:style-name="Table_20_Contents">3</text:p>
          </table:table-cell>
          <table:table-cell table:style-name="Tabell2.B6" office:value-type="float" office:value="5">
            <text:p text:style-name="Table_20_Contents">5</text:p>
          </table:table-cell>
          <table:table-cell table:style-name="Tabell2.A6" office:value-type="string">
            <text:p text:style-name="Table_20_Contents">BK3</text:p>
          </table:table-cell>
          <table:table-cell table:style-name="Tabell2.E6" office:value-type="string">
            <text:p text:style-name="Table_20_Contents"/>
          </table:table-cell>
        </table:table-row>
        <table:table-row>
          <table:table-cell table:style-name="Tabell2.A3" office:value-type="string">
            <text:p text:style-name="P4">AF1.5 – Påverka Actors humör</text:p>
          </table:table-cell>
          <table:table-cell table:style-name="Tabell2.B3" office:value-type="float" office:value="7">
            <text:p text:style-name="Table_20_Contents">7</text:p>
          </table:table-cell>
          <table:table-cell table:style-name="Tabell2.B3" office:value-type="float" office:value="5">
            <text:p text:style-name="Table_20_Contents">5</text:p>
          </table:table-cell>
          <table:table-cell table:style-name="Tabell2.A3" office:value-type="string">
            <text:p text:style-name="Table_20_Contents">BK3</text:p>
          </table:table-cell>
          <table:table-cell table:style-name="Tabell2.E3" office:value-type="string">
            <text:p text:style-name="Table_20_Contents">Check!</text:p>
          </table:table-cell>
        </table:table-row>
        <table:table-row>
          <table:table-cell table:style-name="Tabell2.A3" office:value-type="string">
            <text:p text:style-name="P4">AF1.6 – Navigera på "Spelplanen"</text:p>
          </table:table-cell>
          <table:table-cell table:style-name="Tabell2.B3" office:value-type="float" office:value="8">
            <text:p text:style-name="Table_20_Contents">8</text:p>
          </table:table-cell>
          <table:table-cell table:style-name="Tabell2.B3" office:value-type="float" office:value="7">
            <text:p text:style-name="Table_20_Contents">7</text:p>
          </table:table-cell>
          <table:table-cell table:style-name="Tabell2.A3" office:value-type="string">
            <text:p text:style-name="Table_20_Contents">BK2</text:p>
          </table:table-cell>
          <table:table-cell table:style-name="Tabell2.E3" office:value-type="string">
            <text:p text:style-name="Table_20_Contents">CHECK</text:p>
          </table:table-cell>
        </table:table-row>
        <table:table-row>
          <table:table-cell table:style-name="Tabell2.A2" office:value-type="string">
            <text:p text:style-name="P4">AF1.7 – Anklaga mördaren</text:p>
          </table:table-cell>
          <table:table-cell table:style-name="Tabell2.B2" office:value-type="float" office:value="6">
            <text:p text:style-name="Table_20_Contents">6</text:p>
          </table:table-cell>
          <table:table-cell table:style-name="Tabell2.B2" office:value-type="float" office:value="4">
            <text:p text:style-name="Table_20_Contents">4</text:p>
          </table:table-cell>
          <table:table-cell table:style-name="Tabell2.A2" office:value-type="string">
            <text:p text:style-name="Table_20_Contents">BK4</text:p>
          </table:table-cell>
          <table:table-cell table:style-name="Tabell2.E2" office:value-type="string">
            <text:p text:style-name="Table_20_Contents"/>
          </table:table-cell>
        </table:table-row>
        <table:table-row>
          <table:table-cell table:style-name="Tabell2.A2" office:value-type="string">
            <text:p text:style-name="P4">AF1.8 – Spelarens tidspoäng tar slut</text:p>
          </table:table-cell>
          <table:table-cell table:style-name="Tabell2.B2" office:value-type="float" office:value="7">
            <text:p text:style-name="Table_20_Contents">7</text:p>
          </table:table-cell>
          <table:table-cell table:style-name="Tabell2.B2" office:value-type="float" office:value="6">
            <text:p text:style-name="Table_20_Contents">6</text:p>
          </table:table-cell>
          <table:table-cell table:style-name="Tabell2.A2" office:value-type="string">
            <text:p text:style-name="Table_20_Contents">BK3</text:p>
          </table:table-cell>
          <table:table-cell table:style-name="Tabell2.E2" office:value-type="string">
            <text:p text:style-name="Table_20_Contents"/>
          </table:table-cell>
        </table:table-row>
        <table:table-row>
          <table:table-cell table:style-name="Tabell2.A2" office:value-type="string">
            <text:p text:style-name="P4">AF1.9 – Spelaren kan "rota"</text:p>
          </table:table-cell>
          <table:table-cell table:style-name="Tabell2.B2" office:value-type="float" office:value="6">
            <text:p text:style-name="Table_20_Contents">6</text:p>
          </table:table-cell>
          <table:table-cell table:style-name="Tabell2.B2" office:value-type="float" office:value="6">
            <text:p text:style-name="Table_20_Contents">6</text:p>
          </table:table-cell>
          <table:table-cell table:style-name="Tabell2.A2" office:value-type="string">
            <text:p text:style-name="Table_20_Contents">BK2</text:p>
          </table:table-cell>
          <table:table-cell table:style-name="Tabell2.E2" office:value-type="string">
            <text:p text:style-name="Table_20_Contents"/>
          </table:table-cell>
        </table:table-row>
        <table:table-row>
          <table:table-cell table:style-name="Tabell2.A3" office:value-type="string">
            <text:p text:style-name="Standard">AF2.0-Placering av ledtrådar</text:p>
          </table:table-cell>
          <table:table-cell table:style-name="Tabell2.B3" office:value-type="float" office:value="7">
            <text:p text:style-name="Table_20_Contents">7</text:p>
          </table:table-cell>
          <table:table-cell table:style-name="Tabell2.B3" office:value-type="float" office:value="8">
            <text:p text:style-name="Table_20_Contents">8</text:p>
          </table:table-cell>
          <table:table-cell table:style-name="Tabell2.A3" office:value-type="string">
            <text:p text:style-name="Table_20_Contents">BK1</text:p>
          </table:table-cell>
          <table:table-cell table:style-name="Tabell2.E3" office:value-type="string">
            <text:p text:style-name="Table_20_Contents">Check!</text:p>
          </table:table-cell>
        </table:table-row>
        <table:table-row>
          <table:table-cell table:style-name="Tabell2.A3" office:value-type="string">
            <text:p text:style-name="Standard">AF2.1-Roller blir olika</text:p>
          </table:table-cell>
          <table:table-cell table:style-name="Tabell2.B3" office:value-type="float" office:value="7">
            <text:p text:style-name="Table_20_Contents">7</text:p>
          </table:table-cell>
          <table:table-cell table:style-name="Tabell2.B3" office:value-type="float" office:value="8">
            <text:p text:style-name="Table_20_Contents">8</text:p>
          </table:table-cell>
          <table:table-cell table:style-name="Tabell2.A3" office:value-type="string">
            <text:p text:style-name="Table_20_Contents">BK1</text:p>
          </table:table-cell>
          <table:table-cell table:style-name="Tabell2.E3" office:value-type="string">
            <text:p text:style-name="Table_20_Contents">Check</text:p>
          </table:table-cell>
        </table:table-row>
      </table:table>
      <text:p text:style-name="Standard"><text:span text:style-name="T4">Baskrav</text:span><text:span text:style-name="T3">:<text:line-break/></text:span><text:span text:style-name="T6">BK1. -För varje spelomgång man kör så ska spelet vara annorlunda och unik.<text:line-break/>BK2. -Spelet utspelar sig på en 2d canvas där man navigerar genom ett hus för att undersöka klickbara ledtrådar samt karaktärer som kan inneha information.<text:line-break/>BK3. -Genom att föra anteckningar från intervjuer med karaktärer kan det underlätta för spelaren att utesluta vem mördaren är. Detta gör man samtidigt som man försöker att inte ta slut på sina tidspoäng.</text:span></text:p>
      <text:p text:style-name="Standard"><text:span text:style-name="T6">BK4. -Prestationen genom spelet sker bara på det man kommer ihåg/antecknar, det finns inga övriga moment eller händelser som sker utan du presterar genom att "samla data", när du har tillräckligt mycket data för att utesluta vem mördaren är så får du gissa, då kan du antingen ha rätt eller fel beroende på hur relevant datan var till motivet(mordfallet..).</text:span><text:span text:style-name="T3"><text:line-break/></text:span><text:span text:style-name="T4">Användningsfall förklaring</text:span>:<text:line-break/><text:line-break/><text:span text:style-name="T7">AF1.1 – Starta spelet</text:span><text:span text:style-name="T6"><text:line-break/>När användaren besöker sidan som har spelet så startas spelet automatiskt. Från en meny får man </text:span><text:soft-page-break/><text:span text:style-name="T6">välja att starta spelet. Titlescreen + "Press a button to Continue".<text:line-break/><text:line-break/></text:span><text:span text:style-name="T7">AF1.2 – Intervjua Actors</text:span><text:span text:style-name="T6"><text:line-break/>I spelet kan man intervjua personer, detta går till på följande vis:<text:line-break/>&gt; Du befinner dig i ett rum med en Actor <text:line-break/>&gt; Klicka på Actor <text:line-break/>&gt; Alternativ kommer upp med frågor du kan ställa karaktärerna. <text:line-break/>&gt; Avsluta genom att välja det alternativet<text:line-break/><text:line-break/></text:span><text:span text:style-name="T7">AF1.3 – Söka ledtrådar</text:span><text:span text:style-name="T6"><text:line-break/>Ledtrådar finns gömda runt om i huset, genom att klicka på en ledtråd får man chansen att granska det lite närmare. Du kan även ställa frågor kring föremål med hjälp av din Blipper. <text:line-break/><text:line-break/></text:span><text:span text:style-name="T7">AF1.3.2 – Använda Blippern</text:span><text:span text:style-name="T6"><text:line-break/>När du har en ledtråd markerad får du valet att använda blippern. Genom att använda den så får du en lista på karaktärer att fråga saker om angående ledtråden.<text:line-break/><text:line-break/></text:span><text:span text:style-name="T7">AF1.4 – Anteckna</text:span><text:span text:style-name="T6"><text:line-break/>I spelet får du konstant reda på saker, det är då viktigt att kunna göra anteckningar så att du vet vad du kan utesluta och misstänka. <text:line-break/>Anteckningsboken kan tas upp närsom. <text:line-break/><text:line-break/></text:span><text:span text:style-name="T7">AF1.4.2- Ta bort Anteckningar</text:span></text:p>
      <text:p text:style-name="Standard"><text:span text:style-name="T6">I din anteckningsbok har du alternativet att ta bort en anteckning, detta kan vara bra om du inte längre tycker anteckningen är av värde.<text:line-break/><text:line-break/></text:span><text:span text:style-name="T7">AF1.5 – Påverka Actors humör</text:span></text:p>
      <text:p text:style-name="P3"><text:span text:style-name="T5">När man intervjuar en karaktär får man möjlighet att smickra eller hota den. Detta påverkar karaktärens humör. <text:line-break/>Beroende på vilket humör karaktären är så säger den vissa saker. <text:line-break/><text:line-break/></text:span><text:span text:style-name="T7">AF1.6 – Navigera på "Spelplanen"</text:span><text:span text:style-name="T5"><text:line-break/>Spelaren kan gå omkring i huset och undersöka karaktärer och ledtrådar på eget bevåg. <text:line-break/>Detta gör den genom att klicka på dörrar eller korridoröppningar, muspekaren kommer att avslöja om det är möjligt att navigera till det önskade stället genom att göra om muspekar symbolen till en pil. <text:line-break/><text:line-break/></text:span><text:span text:style-name="T7">AF1.7 – Anklaga mördaren</text:span><text:span text:style-name="T5"><text:line-break/>När man väl tror att man har listat ut vem mördaren är så kan man trycka på en knapp som finns på sidan. Denna knapp tar upp en panel med alla karaktärer i spelet, här får man markera vem man tror är mördaren och trycka på godkänn.<text:line-break/>Om man valt fel så avslöjas den riktiga mördaren och du förlorar spelet, om du gissar rätt så vinner du spelet.<text:line-break/><text:line-break/></text:span><text:span text:style-name="T7">AF1.8 – Spelarens tidspoäng tar slut</text:span><text:span text:style-name="T5"><text:line-break/>Spelet har något som heter tidspoäng. När du börjar spelet så får du ett antal tidspoäng att röra dig med. Varje gång du gör något i spelet (Intervjuar/Rotar/Blippar) så dras tidspoäng från spelaren, om spelarens tidspoäng tar slut så dör spelaren. Beroende på vad det är man utför så dras olika mycket tidspoäng. <text:line-break/><text:line-break/></text:span><text:span text:style-name="T7">AF1.9 – Spelaren kan "rota"</text:span><text:span text:style-name="T5"><text:line-break/>Det finns föremål som byroar, garderober, väskor, papperskorgar genom spelet. Dessa kan du rota </text:span><text:soft-page-break/><text:span text:style-name="T5">igenom, att rota igenom något kostar tidspoäng och är inte något man bör göra utan att ta det i åtanke. Genom att rota kan man få tillgång till vissa ledtrådar.</text:span></text:p>
      <text:p text:style-name="P4"/>
      <text:p text:style-name="P3"><text:span text:style-name="T7">AF2.0 – Placering av ledtrådar</text:span><text:span text:style-name="T5"><text:line-break/>Det ska placeras ledtrådar varje gång spelet startas, ledtrådarna ska delvis slumpas och delvis tillhöra ett motiv som avgör vem mördaren är.</text:span></text:p>
      <text:p text:style-name="P4"/>
      <text:p text:style-name="P3"><text:span text:style-name="T7">AF2.1 – Roller blir olika </text:span><text:span text:style-name="T5"><text:line-break/>Varje gång ett spel börjas så väljs motiv, baserat på motivet så ska det finnas vissa roller (en mördare, en dödad, och ytterligare 4 platser finns om man vill skriva mer avancerade mordfall), rollerna tilldelas de aktörer som finns i spelet men vem som får vilken roll avgör slumpen. Detta gör att man inte direkt förstår vem som är mördaren bara för att man får samma motiv 2 ggr..</text:span></text:p>
      <text:p text:style-name="P5"><text:span text:style-name="T4">Skräp</text:span><text:line-break/><text:span text:style-name="T1">(Här anteckningar/skrot som inte är viktigt för dokumentet..)</text:span></text:p>
      <text:p text:style-name="Standard"><text:line-break/>User Stories:</text:p>
      <text:p text:style-name="Standard">1. Kunna Anteckna<text:line-break/>User story:<text:line-break/>Som spelare vill jag kunna skriva anteckningar genom spelet eftersom jag vill kunna dra mina egna slutsatser angående vem mördaren är.<text:line-break/><text:line-break/>Status: Ej påbörjad<text:line-break/><text:line-break/>Prio: 5poäng<text:line-break/></text:p>
      <text:p text:style-name="Standard"/>
      <text:p text:style-name="Standard"/>
      <text:p text:style-name="P1">Projektkrav:</text:p>
      <text:p text:style-name="P1"/>
      <text:p text:style-name="P1">Kvalitetskrav:</text:p>
      <text:p text:style-name="P1"/>
      <text:p text:style-name="P1">Funktionellt krav:</text:p>
      <text:p text:style-name="P1"/>
      <text:p text:style-name="P1">FURPS+:</text:p>
      <text:p text:style-name="P1"/>
      <text:p text:style-name="P1"/>
      <table:table table:name="Tabell1" table:style-name="Tabell1">
        <table:table-column table:style-name="Tabell1.A"/>
        <table:table-row>
          <table:table-cell table:style-name="Tabell1.A1" office:value-type="string">
            <text:p text:style-name="Standard">Mall: <text:line-break/>Som X </text:p>
            <text:p text:style-name="Standard">Vill/Behöver jag Y<text:line-break/>Eftersom Z<text:line-break/></text:p>
            <text:p text:style-name="Standard">X = Personen som ska använda systemet <text:line-break/>Y = Vad Personen Behöver/Vill systemet till<text:line-break/>Z = Varför Personen vill Y <text:line-break/><text:line-break/>EX: <text:line-break/>Som <text:span text:style-name="T2">Spelare</text:span><text:line-break/>Vill jag <text:span text:style-name="T2">Kunna skriva anteckningar i spelet</text:span><text:line-break/>Eftersom <text:span text:style-name="T2">jag vill kunna dra mina egna slutsatser angående vem mördaren är</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DT23H51M58S</meta:editing-duration>
    <meta:editing-cycles>83</meta:editing-cycles>
    <meta:generator>OpenOffice.org/3.4.1$Win32 OpenOffice.org_project/341m1$Build-9593</meta:generator>
    <dc:date>2014-05-20T16:02:10.16</dc:date>
    <meta:document-statistic meta:table-count="2" meta:image-count="0" meta:object-count="0" meta:page-count="4" meta:paragraph-count="82" meta:word-count="971" meta:character-count="5617"/>
    <meta:user-defined meta:name="Info 1"/>
    <meta:user-defined meta:name="Info 2"/>
    <meta:user-defined meta:name="Info 3"/>
    <meta:user-defined meta:name="Info 4"/>
  </office:meta>
</office:document-meta>
</file>